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33ff99" draw:fill="solid" draw:fill-color="#33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8080" draw:fill="solid" draw:fill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2_20_Dots_20_3_20_Dashes" svg:stroke-color="#000000" draw:fill="none" draw:fill-color="#ffffff" fo:min-height="3.39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10.948cm" svg:y1="3.207cm" svg:x2="10.968cm" svg:y2="4.211cm" draw:start-shape="id1" draw:start-glue-point="8" draw:end-shape="id2" draw:end-glue-point="0" svg:d="M10948 3207l20 1004" svg:viewBox="0 0 21 1005">
          <text:p/>
        </draw:connector>
        <draw:connector draw:style-name="gr1" draw:text-style-name="P1" draw:layer="layout" draw:type="line" svg:x1="10.968cm" svg:y1="5.383cm" svg:x2="10.99cm" svg:y2="6.304cm" draw:start-shape="id2" draw:start-glue-point="2" draw:end-shape="id3" draw:end-glue-point="0" svg:d="M10968 5383l22 921" svg:viewBox="0 0 23 922">
          <text:p/>
        </draw:connector>
        <draw:connector draw:style-name="gr1" draw:text-style-name="P1" draw:layer="layout" draw:type="line" svg:x1="10.99cm" svg:y1="7.559cm" svg:x2="11cm" svg:y2="8.296cm" draw:start-shape="id3" draw:start-glue-point="2" draw:end-shape="id4" draw:end-glue-point="0" svg:d="M10990 7559l10 737" svg:viewBox="0 0 11 738">
          <text:p/>
        </draw:connector>
        <draw:connector draw:style-name="gr1" draw:text-style-name="P1" draw:layer="layout" draw:type="line" svg:x1="11cm" svg:y1="10.696cm" svg:x2="11cm" svg:y2="11.4cm" draw:start-shape="id4" draw:start-glue-point="2" draw:end-shape="id5" draw:end-glue-point="0" svg:d="M11000 10696v704" svg:viewBox="0 0 1 705">
          <text:p/>
        </draw:connector>
        <draw:connector draw:style-name="gr1" draw:text-style-name="P1" draw:layer="layout" draw:type="line" svg:x1="11cm" svg:y1="13.2cm" svg:x2="11cm" svg:y2="13.92cm" draw:start-shape="id5" draw:start-glue-point="2" draw:end-shape="id6" draw:end-glue-point="0" svg:d="M11000 13200v720" svg:viewBox="0 0 1 721">
          <text:p/>
        </draw:connector>
        <draw:connector draw:style-name="gr1" draw:text-style-name="P1" draw:layer="layout" draw:type="line" svg:x1="11cm" svg:y1="15.996cm" svg:x2="10.993cm" svg:y2="16.889cm" draw:start-shape="id6" draw:start-glue-point="2" draw:end-shape="id7" draw:end-glue-point="0" svg:d="M11000 15996l-7 893" svg:viewBox="0 0 8 894">
          <text:p/>
        </draw:connector>
        <draw:connector draw:style-name="gr1" draw:text-style-name="P1" draw:layer="layout" draw:type="line" svg:x1="10.993cm" svg:y1="18.144cm" svg:x2="11cm" svg:y2="19.193cm" draw:start-shape="id7" draw:start-glue-point="2" draw:end-shape="id8" draw:end-glue-point="0" svg:d="M10993 18144l7 1049" svg:viewBox="0 0 8 1050">
          <text:p/>
        </draw:connector>
        <draw:connector draw:style-name="gr1" draw:text-style-name="P1" draw:layer="layout" draw:type="line" svg:x1="11cm" svg:y1="20.532cm" svg:x2="10.991cm" svg:y2="21.955cm" draw:start-shape="id8" draw:start-glue-point="2" draw:end-shape="id9" draw:end-glue-point="0" svg:d="M11000 20532l-9 1423" svg:viewBox="0 0 10 1424">
          <text:p/>
        </draw:connector>
        <draw:g>
          <draw:custom-shape draw:style-name="gr2" draw:text-style-name="P1" xml:id="id1" draw:id="id1" draw:layer="layout" svg:width="3.352cm" svg:height="2.176cm" svg:x="9.272cm" svg:y="1.031cm">
            <text:p text:style-name="P1"><text:span text:style-name="T1">sbml1</text:span></text:p>
            <text:p text:style-name="P1"><text:span text:style-name="T1">sbml2</text:span></text:p>
            <text:p text:style-name="P1"><text:span text:style-name="T1">sequenceType</text:span></text:p>
            <text:p text:style-name="P1"><text:span text:style-name="T1">eValu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xml:id="id2" draw:id="id2" draw:layer="layout" svg:width="5.155cm" svg:height="1.172cm" svg:x="8.391cm" svg:y="4.211cm">
            <text:p text:style-name="P2"><text:span text:style-name="T2">findEnzymes(sbml1)</text:span></text:p>
            <text:p text:style-name="P2"><text:span text:style-name="T2">findEnzymes(sbml2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4" draw:id="id4" draw:layer="layout" svg:width="6.4cm" svg:height="2.4cm" svg:x="7.8cm" svg:y="8.296cm">
            <text:p text:style-name="P2"><text:span text:style-name="T2">enzymesRequest(biggIdsList1, </text:span></text:p>
            <text:p text:style-name="P2"><text:span text:style-name="T2"><text:s/></text:span><text:span text:style-name="T2">SequenceType)</text:span></text:p>
            <text:p text:style-name="P2"><text:span text:style-name="T2">enzymesRequest(biggIdsList2,</text:span></text:p>
            <text:p text:style-name="P2"><text:span text:style-name="T2"><text:s/></text:span><text:span text:style-name="T2">sequenceTyp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xml:id="id6" draw:id="id6" draw:layer="layout" svg:width="6cm" svg:height="2.076cm" svg:x="8cm" svg:y="13.92cm">
            <text:p text:style-name="P2"><text:span text:style-name="T2">makeMultifasta(fileNames1, </text:span></text:p>
            <text:p text:style-name="P2"><text:span text:style-name="T2">sequenceType)</text:span></text:p>
            <text:p text:style-name="P2"><text:span text:style-name="T2">makeMultifasta(fileNames2, </text:span></text:p>
            <text:p text:style-name="P2"><text:span text:style-name="T2">sequenceType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8" draw:id="id8" draw:layer="layout" svg:width="6cm" svg:height="1.339cm" svg:x="8cm" svg:y="19.193cm">
            <text:p text:style-name="P2"><text:span text:style-name="T2">findOrthologs(multifasta1,</text:span></text:p>
            <text:p text:style-name="P2"><text:span text:style-name="T2"><text:s/></text:span><text:span text:style-name="T2">multifasta2, sequenceType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3" draw:id="id3" draw:layer="layout" svg:width="3.093cm" svg:height="1.255cm" svg:x="9.444cm" svg:y="6.304cm">
            <text:p text:style-name="P1"><text:span text:style-name="T1">biggIdsList1</text:span></text:p>
            <text:p text:style-name="P1"><text:span text:style-name="T1">biggIdsList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xml:id="id5" draw:id="id5" draw:layer="layout" svg:width="4cm" svg:height="1.8cm" svg:x="9cm" svg:y="11.4cm">
            <text:p text:style-name="P1"><text:span text:style-name="T1">fileNames1</text:span></text:p>
            <text:p text:style-name="P1"><text:span text:style-name="T1">correspIds1</text:span></text:p>
            <text:p text:style-name="P1"><text:span text:style-name="T1">fileNames2</text:span></text:p>
            <text:p text:style-name="P1"><text:span text:style-name="T1">corespIds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7" draw:id="id7" draw:layer="layout" svg:width="3.867cm" svg:height="1.255cm" svg:x="9.06cm" svg:y="16.889cm">
            <text:p text:style-name="P1"><text:span text:style-name="T1">multifasta1</text:span></text:p>
            <text:p text:style-name="P1"><text:span text:style-name="T1">multifasta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9" draw:id="id9" draw:layer="layout" svg:width="3.608cm" svg:height="1.004cm" svg:x="9.187cm" svg:y="21.955cm">
            <text:p text:style-name="P1"><text:span text:style-name="T1">orthologFi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6" draw:layer="layout" svg:width="3.953cm" svg:height="4.136cm" svg:x="1cm" svg:y="24.564cm">
            <draw:text-box>
              <text:p><text:span text:style-name="T3">Légende :</text:span></text:p>
              <text:p><text:span text:style-name="T4">- vert : entrées utilisateur</text:span></text:p>
              <text:p><text:span text:style-name="T4">- bleu : fonctions</text:span></text:p>
              <text:p><text:span text:style-name="T4">- rose : variables </text:span></text:p>
            </draw:text-box>
          </draw:frame>
          <draw:custom-shape draw:style-name="gr3" draw:text-style-name="P3" xml:id="id10" draw:id="id10" draw:layer="layout" svg:width="5.628cm" svg:height="1.539cm" svg:x="8.2cm" svg:y="24.396cm">
            <text:p text:style-name="P2"><text:span text:style-name="T2">sbmlFusion(sbml1, sbml2,</text:span></text:p>
            <text:p text:style-name="P2"><text:span text:style-name="T2">orthologFile, correspIds1,</text:span></text:p>
            <text:p text:style-name="P2"><text:span text:style-name="T2">correspIds2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" draw:id="id11" draw:layer="layout" svg:width="3.608cm" svg:height="1.004cm" svg:x="9.2cm" svg:y="27.396cm">
            <text:p text:style-name="P1"><text:span text:style-name="T1">finalSbm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" draw:text-style-name="P1" draw:layer="layout" draw:type="line" svg:x1="10.991cm" svg:y1="22.959cm" svg:x2="11.014cm" svg:y2="24.396cm" draw:start-shape="id9" draw:start-glue-point="2" draw:end-shape="id10" draw:end-glue-point="0" svg:d="M10991 22959l23 1437" svg:viewBox="0 0 24 1438">
            <text:p/>
          </draw:connector>
          <draw:connector draw:style-name="gr1" draw:text-style-name="P1" draw:layer="layout" draw:type="line" svg:x1="11.014cm" svg:y1="25.935cm" svg:x2="11.004cm" svg:y2="27.396cm" draw:start-shape="id10" draw:start-glue-point="2" draw:end-shape="id11" draw:end-glue-point="0" svg:d="M11014 25935l-10 1461" svg:viewBox="0 0 11 146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5:04:55.947000000</meta:creation-date>
    <dc:date>2017-03-28T16:33:01.449000000</dc:date>
    <meta:editing-duration>PT1H19M27S</meta:editing-duration>
    <meta:editing-cycles>21</meta:editing-cycles>
    <meta:generator>LibreOffice/4.2.7.2$Windows_x86 LibreOffice_project/933c0aa564ec4f8883ed5732c866db48dca4dac5</meta:generator>
    <meta:document-statistic meta:object-count="23"/>
  </office:meta>
</office:document-meta>
</file>